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1" fo:font-size="12pt" fo:font-style="normal" officeooo:paragraph-rsid="00091efa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re Franklin Medium1" fo:font-size="12pt" fo:font-style="normal" officeooo:rsid="0021014f" officeooo:paragraph-rsid="00091efa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re Franklin Medium1" fo:font-size="12pt" fo:font-style="normal" officeooo:rsid="0021014f" officeooo:paragraph-rsid="00131229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re Franklin Medium1" fo:font-size="12pt" fo:font-style="normal" officeooo:rsid="004f1160" officeooo:paragraph-rsid="00091efa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Libre Franklin Medium1" fo:font-size="10pt" fo:font-style="normal" officeooo:paragraph-rsid="00091efa" style:font-size-asian="8.75pt" style:font-style-asian="normal" style:font-size-complex="10pt" style:font-style-complex="normal"/>
    </style:style>
    <style:style style:name="P7" style:family="paragraph" style:parent-style-name="Standard">
      <style:text-properties fo:color="#ff0000" loext:opacity="100%" style:font-name="Libre Franklin Medium1" fo:font-size="10pt" fo:font-style="normal" officeooo:rsid="0048205f" officeooo:paragraph-rsid="00091efa" style:font-size-asian="10pt" style:font-style-asian="normal" style:font-size-complex="10pt" style:font-style-complex="normal"/>
    </style:style>
    <style:style style:name="P8" style:family="paragraph" style:parent-style-name="Standard">
      <style:text-properties fo:color="#ff0000" loext:opacity="100%"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ff0000" loext:opacity="100%" style:font-name="Libre Franklin Medium1" fo:font-size="10pt" fo:font-style="normal" officeooo:rsid="00199ac8" officeooo:paragraph-rsid="00108373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ff0000" loext:opacity="100%" style:font-name="Libre Franklin Medium1" fo:font-size="10pt" fo:font-style="normal" officeooo:rsid="001b2359" officeooo:paragraph-rsid="00108373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ff0000" loext:opacity="100%" style:font-name="Libre Franklin Medium1" fo:font-size="10pt" fo:font-style="normal" officeooo:paragraph-rsid="001203a9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loext:opacity="100%" style:font-name="Libre Franklin Medium1" fo:font-size="10pt" fo:font-style="normal" officeooo:rsid="002209f7" officeooo:paragraph-rsid="00131229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ff0000" loext:opacity="100%" style:font-name="Libre Franklin Medium" fo:font-size="10pt" fo:font-style="normal" officeooo:rsid="00199ac8" officeooo:paragraph-rsid="00108373" style:font-size-asian="10pt" style:font-style-asian="normal" style:font-size-complex="10pt" style:font-style-complex="normal"/>
    </style:style>
    <style:style style:name="P15" style:family="paragraph" style:parent-style-name="Standard">
      <style:text-properties fo:color="#808080" loext:opacity="100%"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16" style:family="paragraph" style:parent-style-name="Standard">
      <style:text-properties fo:color="#808080" loext:opacity="100%" style:font-name="Libre Franklin Medium1" fo:font-size="10pt" fo:font-style="normal" officeooo:rsid="004a2d5b" officeooo:paragraph-rsid="00091efa" style:font-size-asian="10pt" style:font-style-asian="normal" style:font-size-complex="10pt" style:font-style-complex="normal"/>
    </style:style>
    <style:style style:name="P17" style:family="paragraph" style:parent-style-name="Standard">
      <style:text-properties fo:font-size="10pt" officeooo:paragraph-rsid="00091efa" style:font-size-asian="10pt" style:font-size-complex="10pt"/>
    </style:style>
    <style:style style:name="P18" style:family="paragraph" style:parent-style-name="Standard">
      <style:text-properties fo:font-size="10pt" officeooo:paragraph-rsid="00108373" style:font-size-asian="10pt" style:font-size-complex="10pt"/>
    </style:style>
    <style:style style:name="P19" style:family="paragraph" style:parent-style-name="Standard">
      <style:text-properties fo:font-size="10pt" officeooo:paragraph-rsid="001203a9" style:font-size-asian="10pt" style:font-size-complex="10pt"/>
    </style:style>
    <style:style style:name="P20" style:family="paragraph" style:parent-style-name="Standard">
      <style:text-properties fo:font-size="10pt" officeooo:paragraph-rsid="00131229" style:font-size-asian="10pt" style:font-size-complex="10pt"/>
    </style:style>
    <style:style style:name="P21" style:family="paragraph" style:parent-style-name="Standard">
      <style:text-properties officeooo:paragraph-rsid="00091efa"/>
    </style:style>
    <style:style style:name="P22" style:family="paragraph" style:parent-style-name="Standard">
      <style:text-properties style:use-window-font-color="true" loext:opacity="0%" style:font-name="Libre Franklin Medium1" fo:font-size="12pt" fo:language="es" fo:country="ES" fo:font-style="normal" officeooo:rsid="0050db46" officeooo:paragraph-rsid="00091efa" style:font-size-asian="12pt" style:font-style-asian="normal" style:font-size-complex="12pt" style:font-style-complex="normal"/>
    </style:style>
    <style:style style:name="P23" style:family="paragraph" style:parent-style-name="Standard">
      <style:text-properties style:use-window-font-color="true" loext:opacity="0%" style:font-name="Libre Franklin SemiBold" fo:font-size="10pt" fo:font-style="normal" officeooo:rsid="0048205f" officeooo:paragraph-rsid="00108373" style:font-size-asian="10pt" style:font-style-asian="normal" style:font-size-complex="10pt" style:font-style-complex="normal"/>
    </style:style>
    <style:style style:name="P24" style:family="paragraph" style:parent-style-name="Standard">
      <style:text-properties style:use-window-font-color="true" loext:opacity="0%" style:font-name="Libre Franklin SemiBold" fo:font-size="10pt" fo:font-style="normal" officeooo:paragraph-rsid="00091efa" style:font-size-asian="8.75pt" style:font-style-asian="normal" style:font-size-complex="10pt" style:font-style-complex="normal"/>
    </style:style>
    <style:style style:name="P25" style:family="paragraph" style:parent-style-name="Standard">
      <style:text-properties style:use-window-font-color="true" loext:opacity="0%" style:font-name="Libre Franklin SemiBold" fo:font-size="12pt" fo:language="es" fo:country="ES" fo:font-style="normal" officeooo:rsid="004f1160" officeooo:paragraph-rsid="00097f4b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Libre Franklin SemiBold" fo:font-size="10pt" fo:font-style="normal" officeooo:rsid="00199ac8" officeooo:paragraph-rsid="00091efa" style:font-size-asian="8.75pt" style:font-style-asian="normal" style:font-size-complex="10pt" style:font-style-complex="normal"/>
    </style:style>
    <style:style style:name="P27" style:family="paragraph" style:parent-style-name="Standard">
      <style:text-properties style:font-name="Libre Franklin SemiBold" fo:font-size="10pt" fo:font-style="normal" officeooo:paragraph-rsid="00091efa" style:font-size-asian="8.75pt" style:font-style-asian="normal" style:font-size-complex="10pt" style:font-style-complex="normal"/>
    </style:style>
    <style:style style:name="P28" style:family="paragraph" style:parent-style-name="Standard">
      <style:text-properties style:font-name="Libre Franklin SemiBold" fo:font-size="10pt" fo:font-style="normal" officeooo:rsid="0047a2eb" officeooo:paragraph-rsid="00108373" style:font-size-asian="10pt" style:font-style-asian="normal" style:font-size-complex="10pt" style:font-style-complex="normal"/>
    </style:style>
    <style:style style:name="P29" style:family="paragraph" style:parent-style-name="Standard">
      <style:text-properties style:font-name="Libre Franklin SemiBold" fo:font-size="12pt" fo:font-style="normal" officeooo:rsid="002209f7" officeooo:paragraph-rsid="00131229" style:font-size-asian="12pt" style:font-style-asian="normal" style:font-size-complex="12pt" style:font-style-complex="normal"/>
    </style:style>
    <style:style style:name="P30" style:family="paragraph" style:parent-style-name="Standard">
      <style:text-properties officeooo:paragraph-rsid="00108373"/>
    </style:style>
    <style:style style:name="P31" style:family="paragraph" style:parent-style-name="Standard">
      <style:text-properties officeooo:paragraph-rsid="001203a9"/>
    </style:style>
    <style:style style:name="P32" style:family="paragraph" style:parent-style-name="Standard">
      <style:text-properties style:font-name="Libre Franklin Medium" fo:font-size="10pt" officeooo:paragraph-rsid="001203a9" style:font-size-asian="10pt" style:font-size-complex="10pt"/>
    </style:style>
    <style:style style:name="P33" style:family="paragraph" style:parent-style-name="Standard">
      <style:text-properties officeooo:paragraph-rsid="00131229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use-window-font-color="true" loext:opacity="0%" style:font-name="Libre Franklin SemiBold" fo:font-size="12pt" fo:font-style="normal" officeooo:rsid="0048205f" officeooo:paragraph-rsid="00108373" style:font-size-asian="12pt" style:font-style-asian="normal" style:font-size-complex="12pt" style:font-style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Libre Franklin Medium1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0000" loext:opacity="100%" style:font-name="Libre Franklin Medium1" fo:font-size="10pt" fo:font-style="normal" officeooo:rsid="001b2359" style:font-size-asian="10pt" style:font-style-asian="normal" style:font-size-complex="10pt" style:font-style-complex="normal"/>
    </style:style>
    <style:style style:name="T4" style:family="text">
      <style:text-properties fo:color="#ff0000" loext:opacity="100%" style:font-name="Libre Franklin Medium1" fo:font-size="10pt" fo:font-style="normal" officeooo:rsid="0048205f" style:font-size-asian="10pt" style:font-style-asian="normal" style:font-size-complex="10pt" style:font-style-complex="normal"/>
    </style:style>
    <style:style style:name="T5" style:family="text">
      <style:text-properties fo:color="#ff0000" loext:opacity="100%" style:font-name="Libre Franklin Medium1" fo:font-size="10pt" fo:font-style="normal" officeooo:rsid="001e6150" style:font-size-asian="10pt" style:font-style-asian="normal" style:font-size-complex="10pt" style:font-style-complex="normal"/>
    </style:style>
    <style:style style:name="T6" style:family="text">
      <style:text-properties fo:color="#ff0000" loext:opacity="100%" style:font-name="Libre Franklin Medium1" fo:font-size="10pt" fo:font-style="normal" officeooo:rsid="0021014f" style:font-size-asian="10pt" style:font-style-asian="normal" style:font-size-complex="10pt" style:font-style-complex="normal"/>
    </style:style>
    <style:style style:name="T7" style:family="text">
      <style:text-properties fo:color="#ff0000" loext:opacity="100%" style:font-name="Libre Franklin Medium1" fo:font-size="10pt" fo:font-style="normal" officeooo:rsid="002209f7" style:font-size-asian="10pt" style:font-style-asian="normal" style:font-size-complex="10pt" style:font-style-complex="normal"/>
    </style:style>
    <style:style style:name="T8" style:family="text">
      <style:text-properties fo:color="#ff0000" loext:opacity="100%" style:font-name="Libre Franklin Medium1" fo:font-style="normal" style:font-style-asian="normal" style:font-style-complex="normal"/>
    </style:style>
    <style:style style:name="T9" style:family="text">
      <style:text-properties fo:color="#ff0000" loext:opacity="100%" style:font-name="Libre Franklin Medium1" fo:font-style="normal" officeooo:rsid="00199ac8" style:font-style-asian="normal" style:font-style-complex="normal"/>
    </style:style>
    <style:style style:name="T10" style:family="text">
      <style:text-properties fo:color="#ff0000" loext:opacity="100%" style:font-name="Libre Franklin Medium1" fo:font-style="normal" officeooo:rsid="0048205f" style:font-style-asian="normal" style:font-style-complex="normal"/>
    </style:style>
    <style:style style:name="T11" style:family="text">
      <style:text-properties fo:color="#ff0000" loext:opacity="100%" style:font-name="Libre Franklin Medium1" fo:font-style="normal" officeooo:rsid="001e6150" style:font-style-asian="normal" style:font-style-complex="normal"/>
    </style:style>
    <style:style style:name="T12" style:family="text">
      <style:text-properties fo:color="#ff0000" loext:opacity="100%" style:font-name="Libre Franklin Medium1" fo:font-style="normal" officeooo:rsid="002209f7" style:font-style-asian="normal" style:font-style-complex="normal"/>
    </style:style>
    <style:style style:name="T13" style:family="text">
      <style:text-properties fo:color="#ff0000" loext:opacity="100%" style:font-name="Libre Franklin Medium1" fo:font-style="normal" officeooo:rsid="0047a2eb" style:font-style-asian="normal" style:font-style-complex="normal"/>
    </style:style>
    <style:style style:name="T14" style:family="text">
      <style:text-properties fo:color="#ff0000" loext:opacity="100%" style:font-name="Libre Franklin Medium1" fo:font-style="normal" officeooo:rsid="000fe596" style:font-style-asian="normal" style:font-style-complex="normal"/>
    </style:style>
    <style:style style:name="T15" style:family="text">
      <style:text-properties fo:color="#ff0000" loext:opacity="100%" style:font-name="Libre Franklin Medium1" fo:font-style="normal" officeooo:rsid="001b2359" style:font-style-asian="normal" style:font-style-complex="normal"/>
    </style:style>
    <style:style style:name="T16" style:family="text">
      <style:text-properties fo:color="#ff0000" loext:opacity="100%" style:font-name="Libre Franklin Medium1" fo:font-style="normal" officeooo:rsid="0050db46" style:font-style-asian="normal" style:font-style-complex="normal"/>
    </style:style>
    <style:style style:name="T17" style:family="text">
      <style:text-properties fo:color="#ff0000" loext:opacity="100%" style:font-name="Libre Franklin Medium1" fo:font-style="normal" officeooo:rsid="0021014f" style:font-style-asian="normal" style:font-style-complex="normal"/>
    </style:style>
    <style:style style:name="T18" style:family="text">
      <style:text-properties fo:color="#ff0000" loext:opacity="100%" style:font-name="Libre Franklin Medium1" fo:font-style="normal" officeooo:rsid="004f1160" style:font-style-asian="normal" style:font-style-complex="normal"/>
    </style:style>
    <style:style style:name="T19" style:family="text">
      <style:text-properties fo:color="#ff0000" loext:opacity="100%" fo:font-size="10pt" officeooo:rsid="001b2359" style:font-size-asian="10pt" style:font-size-complex="10pt"/>
    </style:style>
    <style:style style:name="T20" style:family="text">
      <style:text-properties fo:color="#ff0000" loext:opacity="100%" fo:font-size="10pt" officeooo:rsid="0048205f" style:font-size-asian="10pt" style:font-size-complex="10pt"/>
    </style:style>
    <style:style style:name="T21" style:family="text">
      <style:text-properties fo:color="#ff0000" loext:opacity="100%" fo:font-size="10pt" officeooo:rsid="0050db46" style:font-size-asian="10pt" style:font-size-complex="10pt"/>
    </style:style>
    <style:style style:name="T22" style:family="text">
      <style:text-properties fo:color="#ff0000" loext:opacity="100%" officeooo:rsid="00199ac8"/>
    </style:style>
    <style:style style:name="T23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24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25" style:family="text">
      <style:text-properties fo:color="#ff0000" loext:opacity="100%" style:font-name="Libre Franklin Medium"/>
    </style:style>
    <style:style style:name="T26" style:family="text">
      <style:text-properties fo:color="#ff0000" loext:opacity="100%" style:font-name="Libre Franklin Medium" officeooo:rsid="00199ac8"/>
    </style:style>
    <style:style style:name="T27" style:family="text">
      <style:text-properties fo:color="#ff0000" loext:opacity="100%" fo:font-style="normal" officeooo:rsid="002209f7" style:font-style-asian="normal" style:font-style-complex="normal"/>
    </style:style>
    <style:style style:name="T28" style:family="text">
      <style:text-properties fo:color="#ff0000" loext:opacity="100%" officeooo:rsid="001b2359"/>
    </style:style>
    <style:style style:name="T29" style:family="text">
      <style:text-properties fo:color="#ff0000" loext:opacity="100%" officeooo:rsid="001e6150"/>
    </style:style>
    <style:style style:name="T30" style:family="text">
      <style:text-properties fo:color="#ff0000" loext:opacity="100%" officeooo:rsid="0048205f"/>
    </style:style>
    <style:style style:name="T31" style:family="text">
      <style:text-properties fo:color="#ff0000" loext:opacity="100%" officeooo:rsid="004f1160"/>
    </style:style>
    <style:style style:name="T32" style:family="text">
      <style:text-properties style:use-window-font-color="true" loext:opacity="0%" style:font-name="Libre Franklin SemiBold" fo:language="es" fo:country="ES" officeooo:rsid="004f1160"/>
    </style:style>
    <style:style style:name="T33" style:family="text">
      <style:text-properties style:use-window-font-color="true" loext:opacity="0%" style:font-name="Libre Franklin SemiBold" fo:language="es" fo:country="ES" officeooo:rsid="002209f7"/>
    </style:style>
    <style:style style:name="T34" style:family="text">
      <style:text-properties officeooo:rsid="00199ac8"/>
    </style:style>
    <style:style style:name="T35" style:family="text">
      <style:text-properties fo:color="#808080" loext:opacity="100%"/>
    </style:style>
    <style:style style:name="T36" style:family="text">
      <style:text-properties fo:color="#808080" loext:opacity="100%" style:font-name="Libre Franklin Medium1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808080" loext:opacity="100%" style:font-name="Libre Franklin Medium1" fo:font-size="12pt" fo:font-style="normal" officeooo:rsid="00553729" style:font-size-asian="12pt" style:font-style-asian="normal" style:font-size-complex="12pt" style:font-style-complex="normal"/>
    </style:style>
    <style:style style:name="T38" style:family="text">
      <style:text-properties fo:color="#808080" loext:opacity="100%" style:font-name="Libre Franklin Medium1" fo:font-size="12pt" fo:font-style="normal" officeooo:rsid="004f1160" style:font-size-asian="12pt" style:font-style-asian="normal" style:font-size-complex="12pt" style:font-style-complex="normal"/>
    </style:style>
    <style:style style:name="T39" style:family="text">
      <style:text-properties fo:color="#808080" loext:opacity="100%" officeooo:rsid="001e6150"/>
    </style:style>
    <style:style style:name="T40" style:family="text">
      <style:text-properties fo:color="#808080" loext:opacity="100%" officeooo:rsid="00553729"/>
    </style:style>
    <style:style style:name="T41" style:family="text">
      <style:text-properties fo:color="#808080" loext:opacity="100%" officeooo:rsid="0048205f"/>
    </style:style>
    <style:style style:name="T42" style:family="text">
      <style:text-properties fo:color="#808080" loext:opacity="100%" officeooo:rsid="004deda0"/>
    </style:style>
    <style:style style:name="T43" style:family="text">
      <style:text-properties fo:color="#808080" loext:opacity="100%" officeooo:rsid="000fe596"/>
    </style:style>
    <style:style style:name="T44" style:family="text">
      <style:text-properties style:font-name="Libre Franklin Medium1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font-name="Libre Franklin Medium1" fo:font-size="12pt" fo:font-style="normal" officeooo:rsid="00199ac8" style:font-size-asian="12pt" style:font-style-asian="normal" style:font-size-complex="12pt" style:font-style-complex="normal"/>
    </style:style>
    <style:style style:name="T46" style:family="text">
      <style:text-properties style:font-name="Libre Franklin Medium1" fo:font-size="12pt" fo:font-style="normal" officeooo:rsid="001b2359" style:font-size-asian="12pt" style:font-style-asian="normal" style:font-size-complex="12pt" style:font-style-complex="normal"/>
    </style:style>
    <style:style style:name="T47" style:family="text">
      <style:text-properties style:font-name="Libre Franklin Medium1" fo:font-size="12pt" fo:font-style="normal" officeooo:rsid="001c9602" style:font-size-asian="12pt" style:font-style-asian="normal" style:font-size-complex="12pt" style:font-style-complex="normal"/>
    </style:style>
    <style:style style:name="T48" style:family="text">
      <style:text-properties style:font-name="Libre Franklin Medium1" fo:font-size="12pt" fo:font-style="normal" officeooo:rsid="0014dff7" style:font-size-asian="12pt" style:font-style-asian="normal" style:font-size-complex="12pt" style:font-style-complex="normal"/>
    </style:style>
    <style:style style:name="T49" style:family="text">
      <style:text-properties style:font-name="Libre Franklin Medium1" fo:font-style="normal" officeooo:rsid="001b2359" style:font-style-asian="normal" style:font-style-complex="normal"/>
    </style:style>
    <style:style style:name="T50" style:family="text">
      <style:text-properties style:font-name="Libre Franklin Medium1" fo:font-style="normal" officeooo:rsid="0021014f" style:font-style-asian="normal" style:font-style-complex="normal"/>
    </style:style>
    <style:style style:name="T51" style:family="text">
      <style:text-properties officeooo:rsid="001b2359"/>
    </style:style>
    <style:style style:name="T52" style:family="text">
      <style:text-properties officeooo:rsid="001c9602"/>
    </style:style>
    <style:style style:name="T53" style:family="text">
      <style:text-properties officeooo:rsid="004deda0"/>
    </style:style>
    <style:style style:name="T54" style:family="text">
      <style:text-properties officeooo:rsid="001e6150"/>
    </style:style>
    <style:style style:name="T55" style:family="text">
      <style:text-properties officeooo:rsid="004f1160"/>
    </style:style>
    <style:style style:name="T56" style:family="text">
      <style:text-properties officeooo:rsid="000a7f73"/>
    </style:style>
    <style:style style:name="T57" style:family="text">
      <style:text-properties style:font-name="Libre Franklin SemiBold"/>
    </style:style>
    <style:style style:name="T58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59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60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61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62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63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64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65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66" style:family="text">
      <style:text-properties style:font-name="Libre Franklin SemiBold" fo:font-size="12pt" fo:font-style="normal" officeooo:rsid="002209f7" style:font-size-asian="12pt" style:font-style-asian="normal" style:font-size-complex="12pt" style:font-style-complex="normal"/>
    </style:style>
    <style:style style:name="T67" style:family="text">
      <style:text-properties style:font-name="Libre Franklin SemiBold" officeooo:rsid="00199ac8"/>
    </style:style>
    <style:style style:name="T68" style:family="text">
      <style:text-properties style:font-name="Libre Franklin SemiBold" officeooo:rsid="004932b9"/>
    </style:style>
    <style:style style:name="T69" style:family="text">
      <style:text-properties style:font-name="Libre Franklin SemiBold" officeooo:rsid="001b2359"/>
    </style:style>
    <style:style style:name="T70" style:family="text">
      <style:text-properties style:font-name="Libre Franklin SemiBold" officeooo:rsid="002209f7"/>
    </style:style>
    <style:style style:name="T71" style:family="text">
      <style:text-properties style:font-name="Libre Franklin SemiBold" officeooo:rsid="004f1160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officeooo:rsid="001b2359" style:font-size-asian="12pt" style:font-size-complex="12pt"/>
    </style:style>
    <style:style style:name="T74" style:family="text">
      <style:text-properties fo:font-size="12pt" officeooo:rsid="000a7f73" style:font-size-asian="12pt" style:font-size-complex="12pt"/>
    </style:style>
    <style:style style:name="T75" style:family="text">
      <style:text-properties officeooo:rsid="000af18b"/>
    </style:style>
    <style:style style:name="T76" style:family="text">
      <style:text-properties officeooo:rsid="000c9223"/>
    </style:style>
    <style:style style:name="T77" style:family="text">
      <style:text-properties officeooo:rsid="000df8ef"/>
    </style:style>
    <style:style style:name="T78" style:family="text">
      <style:text-properties officeooo:rsid="000fe596"/>
    </style:style>
    <style:style style:name="T79" style:family="text">
      <style:text-properties officeooo:rsid="0048205f"/>
    </style:style>
    <style:style style:name="T80" style:family="text">
      <style:text-properties fo:font-style="normal" officeooo:rsid="002209f7" style:font-style-asian="normal" style:font-style-complex="normal"/>
    </style:style>
    <style:style style:name="T81" style:family="text">
      <style:text-properties officeooo:rsid="0014dff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OS NIÑOS DE BELÉN</text:p>
      <text:p text:style-name="P34">De la vigilia de Reye<text:span text:style-name="T56">s</text:span> Mago – Solemnidad de la Epifanía del Señor</text:p>
      <text:p text:style-name="P24"/>
      <text:section text:style-name="Sect1" text:name="Sección1">
        <text:p text:style-name="P9"><text:tab/>Do</text:p>
        <text:p text:style-name="P30"><text:bookmark-start text:name="__DdeLink__52_13854922572"/><text:span text:style-name="T36">A.</text:span><text:bookmark-end text:name="__DdeLink__52_13854922572"/><text:span text:style-name="T36"><text:tab/></text:span><text:span text:style-name="T59">LOS NIÑOS DE BELÉN</text:span><text:span text:style-name="T23"> </text:span><text:span text:style-name="T59">ESTÁN</text:span></text:p>
        <text:p text:style-name="P14"><text:tab/>Sol7 <text:s text:c="38"/>Do</text:p>
        <text:p text:style-name="P30"><text:span text:style-name="T59"><text:tab/>JUGANDO EN LA PLAZA</text:span><text:span text:style-name="T60">,</text:span></text:p>
        <text:p text:style-name="P14"/>
        <text:p text:style-name="P30"><text:span text:style-name="T45"><text:tab/></text:span><text:span text:style-name="T59">YA VIENEN LOS REYES MAGOS</text:span><text:span text:style-name="T60">,</text:span></text:p>
        <text:p text:style-name="P28"><text:span text:style-name="T26"><text:tab/> <text:s text:c="27"/>Sol</text:span><text:span text:style-name="T25">7 <text:s text:c="24"/></text:span><text:span text:style-name="T26">Do</text:span></text:p>
        <text:p text:style-name="P30"><text:span text:style-name="T60"><text:tab/></text:span><text:span text:style-name="T59">QUE SON UNO DOS Y TRES</text:span><text:span text:style-name="T60">.</text:span></text:p>
        <text:p text:style-name="P18"><text:span text:style-name="T9"><text:tab/> <text:s text:c="13"/>Mi</text:span><text:span text:style-name="T10">m</text:span><text:span text:style-name="T8"> <text:s text:c="27"/></text:span><text:span text:style-name="T9">La</text:span><text:span text:style-name="T10">m</text:span></text:p>
        <text:p text:style-name="P30"><text:span text:style-name="T44"><text:tab/></text:span><text:span text:style-name="T58">¿</text:span><text:span text:style-name="T60">D</text:span><text:span text:style-name="T59">E</text:span><text:span text:style-name="T60"> </text:span><text:span text:style-name="T59">DÓNDE</text:span><text:span text:style-name="T60"> </text:span><text:span text:style-name="T59">VENÍS</text:span><text:span text:style-name="T60"> </text:span><text:span text:style-name="T59">VOSOTROS</text:span><text:span text:style-name="T60">,</text:span></text:p>
        <text:p text:style-name="P18"><text:span text:style-name="T13"><text:tab/> <text:s text:c="22"/></text:span><text:span text:style-name="T9">Re</text:span><text:span text:style-name="T13">7 <text:s text:c="28"/></text:span><text:span text:style-name="T9">Sol</text:span></text:p>
        <text:p text:style-name="P30"><text:span text:style-name="T60"><text:tab/></text:span><text:span text:style-name="T59">CON CABALLOS Y CAMELLOS</text:span><text:span text:style-name="T63">?</text:span></text:p>
        <text:p text:style-name="P10"><text:tab/> <text:s text:c="32"/>Do</text:p>
        <text:p text:style-name="P23"><text:span text:style-name="T72"><text:tab/>¿</text:span><text:span text:style-name="T73">QUIENES S</text:span><text:span text:style-name="T74">OI</text:span><text:span text:style-name="T73">S</text:span><text:span text:style-name="T72">?, ¿</text:span><text:span text:style-name="T73">QUIENES SO</text:span><text:span text:style-name="T74">I</text:span><text:span text:style-name="T73">S</text:span><text:span text:style-name="T72">?</text:span></text:p>
        <text:p text:style-name="P10"><text:tab/> <text:s text:c="23"/>Sol<text:span text:style-name="T79">7 <text:s text:c="32"/></text:span>Do</text:p>
        <text:p text:style-name="P23"><text:span text:style-name="T72"><text:tab/>¿Q</text:span><text:span text:style-name="T73">UE</text:span><text:span text:style-name="T72"> </text:span><text:span text:style-name="T73">VENÍS</text:span><text:span text:style-name="T72"> </text:span><text:span text:style-name="T73">A HACER AQUÍ</text:span><text:span text:style-name="T72">?</text:span></text:p>
        <text:p text:style-name="P35"/>
        <text:p text:style-name="P5"><text:span text:style-name="T41">Me</text:span><text:span text:style-name="T43">l</text:span><text:span text:style-name="T41">cho</text:span><text:span text:style-name="T39">r</text:span></text:p>
        <text:p text:style-name="P21"><text:span text:style-name="T2"><text:tab/></text:span><text:span text:style-name="T3">Do</text:span></text:p>
        <text:p text:style-name="P1"><text:bookmark-start text:name="__DdeLink__43_1385492257"/><text:span text:style-name="T35">S.</text:span><text:tab/>Yo v<text:bookmark-start text:name="__DdeLink__39_1385492257"/>engo de oriente lejano,<text:bookmark-end text:name="__DdeLink__43_1385492257"/><text:bookmark-end text:name="__DdeLink__39_1385492257"/></text:p>
        <text:p text:style-name="P5"><text:tab/><text:span text:style-name="T1"> <text:s text:c="50"/></text:span><text:span text:style-name="T28">Sol</text:span></text:p>
        <text:p text:style-name="P1"><text:tab/><text:bookmark-start text:name="__DdeLink__46_1385492257"/>del país de<text:bookmark-end text:name="__DdeLink__46_1385492257"/>l oro y la plata.</text:p>
        <text:p text:style-name="P21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37_1385492257"/><text:bookmark-start text:name="__DdeLink__48_1385492257"/><text:tab/><text:span text:style-name="T75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1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37_1385492257"/><text:bookmark-end text:name="__DdeLink__48_1385492257"/></text:p>
        <text:p text:style-name="P21"><text:span text:style-name="T2"><text:tab/> <text:s text:c="24"/></text:span><text:span text:style-name="T3">Fa</text:span></text:p>
        <text:p text:style-name="P21"><text:span text:style-name="T37">A.</text:span><text:bookmark-start text:name="__DdeLink__48_13854922571"/><text:bookmark-start text:name="__DdeLink__37_13854922571"/><text:span text:style-name="T44"><text:tab/></text:span><text:span text:style-name="T61">M</text:span><text:span text:style-name="T62">AS</text:span><text:span text:style-name="T58"> </text:span><text:span text:style-name="T62">DE</text:span><text:span text:style-name="T58"> </text:span><text:span text:style-name="T62">NOCHE</text:span></text:p>
        <text:p text:style-name="P17"><text:span text:style-name="T49"><text:tab/></text:span><text:span text:style-name="T15"> <text:s text:c="44"/>Do</text:span></text:p>
        <text:p text:style-name="P21"><text:span text:style-name="T46"><text:tab/></text:span><text:span text:style-name="T62">NO</text:span><text:span text:style-name="T58"> </text:span><text:span text:style-name="T62">PUEDE</text:span><text:span text:style-name="T58"> </text:span><text:span text:style-name="T62">DORMIR</text:span></text:p>
        <text:p text:style-name="P17"><text:span text:style-name="T49"><text:tab/></text:span><text:span text:style-name="T10"> <text:s text:c="75"/></text:span><text:span text:style-name="T15">Sol</text:span><text:span text:style-name="T16">7</text:span></text:p>
        <text:p text:style-name="P21"><text:span text:style-name="T47"><text:tab/></text:span><text:span text:style-name="T62">PORQUE HA</text:span><text:span text:style-name="T58"> </text:span><text:span text:style-name="T62">VISTO</text:span><text:span text:style-name="T24"> </text:span><text:span text:style-name="T62">UNA</text:span><text:span text:style-name="T58"> </text:span><text:span text:style-name="T62">ESTRELLA</text:span><text:span text:style-name="T58">,</text:span></text:p>
        <text:p text:style-name="P7"><text:tab/> <text:s text:c="62"/><text:span text:style-name="T51">Do</text:span></text:p>
        <text:p text:style-name="P21"><text:span text:style-name="T44"><text:tab/></text:span><text:span text:style-name="T62">UNA</text:span><text:span text:style-name="T58"> </text:span><text:span text:style-name="T62">ESTRELLA</text:span><text:span text:style-name="T58"> </text:span><text:span text:style-name="T62">EN</text:span><text:span text:style-name="T58"> </text:span><text:span text:style-name="T62">EL</text:span><text:span text:style-name="T58"> </text:span><text:span text:style-name="T62">CIELO</text:span><text:span text:style-name="T58">.</text:span><text:bookmark-end text:name="__DdeLink__48_13854922571"/><text:bookmark-end text:name="__DdeLink__37_13854922571"/></text:p>
        <text:p text:style-name="P27"/>
        <text:p text:style-name="P5"><text:span text:style-name="T1"><text:tab/></text:span><text:span text:style-name="T22">Do</text:span></text:p>
        <text:p text:style-name="P1"><text:bookmark-start text:name="__DdeLink__52_13854922571"/><text:span text:style-name="T35">A.</text:span><text:tab/><text:bookmark-end text:name="__DdeLink__52_13854922571"/><text:span text:style-name="T67">LOS NIÑOS DE BELÉN…</text:span></text:p>
        <text:p text:style-name="P6"/>
        <text:p text:style-name="P16">Gaspar</text:p>
        <text:p text:style-name="P21"><text:span text:style-name="T2"><text:tab/></text:span><text:span text:style-name="T3">Do</text:span></text:p>
        <text:p text:style-name="P1"><text:bookmark-start text:name="__DdeLink__43_13854922571"/><text:span text:style-name="T35">S.</text:span><text:tab/>Yo v<text:bookmark-start text:name="__DdeLink__39_13854922571"/>engo de oriente lejano,<text:bookmark-end text:name="__DdeLink__43_13854922571"/><text:bookmark-end text:name="__DdeLink__39_13854922571"/></text:p>
        <text:p text:style-name="P5"><text:tab/><text:span text:style-name="T1"> <text:s text:c="71"/></text:span><text:span text:style-name="T28">Sol</text:span></text:p>
        <text:p text:style-name="P1"><text:tab/><text:bookmark-start text:name="__DdeLink__46_13854922571"/>del país de<text:bookmark-end text:name="__DdeLink__46_13854922571"/>l <text:span text:style-name="T52">incien</text:span><text:span text:style-name="T75">s</text:span><text:span text:style-name="T52">o y el perfume.</text:span></text:p>
        <text:p text:style-name="P21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37_13854922572"/><text:bookmark-start text:name="__DdeLink__48_13854922572"/><text:tab/><text:span text:style-name="T76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1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37_13854922572"/><text:bookmark-end text:name="__DdeLink__48_13854922572"/></text:p>
        <text:p text:style-name="P21"><text:span text:style-name="T2"><text:tab/> <text:s text:c="23"/></text:span><text:span text:style-name="T3">Fa</text:span></text:p>
        <text:p text:style-name="P1"><text:span text:style-name="T40">A.</text:span><text:tab/><text:span text:style-name="T68">M</text:span><text:span text:style-name="T69">AS</text:span><text:span text:style-name="T57"> </text:span><text:span text:style-name="T69">DE</text:span><text:span text:style-name="T57"> </text:span><text:span text:style-name="T69">NOCHE...</text:span><text:bookmark-start text:name="__DdeLink__61_1385492257"/></text:p>
        <text:p text:style-name="P6"/>
        <text:p text:style-name="P5"><text:span text:style-name="T1"><text:tab/></text:span><text:span text:style-name="T22">Do</text:span></text:p>
        <text:p text:style-name="P1"><text:bookmark-start text:name="__DdeLink__52_138549225711"/><text:bookmark-end text:name="__DdeLink__61_1385492257"/><text:span text:style-name="T35">A.</text:span><text:tab/><text:bookmark-end text:name="__DdeLink__52_138549225711"/><text:span text:style-name="T67">LOS NIÑOS DE BELÉN…</text:span></text:p>
        <text:p text:style-name="P26"/>
        <text:p text:style-name="P5"><text:span text:style-name="T42">Balta</text:span><text:span text:style-name="T43">s</text:span><text:span text:style-name="T42">a</text:span><text:span text:style-name="T39">r</text:span></text:p>
        <text:p text:style-name="P21"><text:span text:style-name="T2"><text:tab/></text:span><text:span text:style-name="T3">Do</text:span></text:p>
        <text:p text:style-name="P1"><text:bookmark-start text:name="__DdeLink__43_13854922572"/><text:span text:style-name="T35">S.</text:span><text:tab/>Yo v<text:bookmark-start text:name="__DdeLink__39_13854922572"/>engo de oriente lejano,<text:bookmark-end text:name="__DdeLink__43_13854922572"/><text:bookmark-end text:name="__DdeLink__39_13854922572"/></text:p>
        <text:p text:style-name="P5"><text:tab/><text:span text:style-name="T1"> <text:s text:c="63"/></text:span><text:span text:style-name="T28">Sol</text:span></text:p>
        <text:p text:style-name="P1"><text:tab/><text:bookmark-start text:name="__DdeLink__46_13854922572"/>del país de<text:bookmark-end text:name="__DdeLink__46_13854922572"/> <text:span text:style-name="T54">la mirra y el aceite.</text:span></text:p>
        <text:p text:style-name="P21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37_13854922573"/><text:bookmark-start text:name="__DdeLink__48_13854922573"/><text:tab/><text:span text:style-name="T77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1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37_13854922573"/><text:bookmark-end text:name="__DdeLink__48_13854922573"/></text:p>
        <text:p text:style-name="P21"><text:span text:style-name="T2"><text:tab/> <text:s text:c="23"/></text:span><text:span text:style-name="T3">Fa</text:span></text:p>
        <text:p text:style-name="P1"><text:span text:style-name="T40">A.</text:span><text:tab/><text:span text:style-name="T68">M</text:span><text:span text:style-name="T69">AS</text:span><text:span text:style-name="T57"> </text:span><text:span text:style-name="T69">DE</text:span><text:span text:style-name="T57"> </text:span><text:span text:style-name="T69">NOCHE...</text:span></text:p>
        <text:p text:style-name="P6"/>
        <text:p text:style-name="P8"><text:tab/><text:span text:style-name="T34">Do</text:span></text:p>
        <text:p text:style-name="P1"><text:bookmark-start text:name="__DdeLink__52_138549225712"/><text:span text:style-name="T35">A.</text:span><text:tab/><text:bookmark-end text:name="__DdeLink__52_138549225712"/><text:span text:style-name="T67">LOS NIÑOS DE BELÉN…</text:span></text:p>
        <text:p text:style-name="P6"/>
        <text:p text:style-name="P6"/>
        <text:p text:style-name="P15"><text:soft-page-break/><text:span text:style-name="T55">Melcho</text:span><text:span text:style-name="T78">r</text:span><text:span text:style-name="T55">, Gaspar y </text:span><text:span text:style-name="T53">Balta</text:span><text:span text:style-name="T78">s</text:span><text:span text:style-name="T53">ar</text:span></text:p>
        <text:p text:style-name="P21"><text:span text:style-name="T2"><text:tab/></text:span><text:span text:style-name="T5">Do</text:span></text:p>
        <text:p text:style-name="P1"><text:span text:style-name="T35">S.</text:span><text:tab/>V<text:bookmark-start text:name="__DdeLink__39_1385492257111"/>enimos del oriente lejano,<text:bookmark-end text:name="__DdeLink__39_1385492257111"/></text:p>
        <text:p text:style-name="P5"><text:tab/><text:span text:style-name="T1"> <text:s text:c="77"/></text:span><text:span text:style-name="T29">Sol</text:span></text:p>
        <text:p text:style-name="P1"><text:tab/>hemos visto en el cielo u<text:span text:style-name="T55">na</text:span> estrella.</text:p>
        <text:p text:style-name="P17"><text:span text:style-name="T8"><text:tab/> <text:s text:c="10"/></text:span><text:span text:style-name="T11">Fa</text:span><text:span text:style-name="T8"> <text:s text:c="42"/></text:span><text:span text:style-name="T11">Do</text:span></text:p>
        <text:p text:style-name="P1"><text:bookmark-start text:name="__DdeLink__69_1385492257"/><text:tab/>Y venimos a adorar al rey</text:p>
        <text:p text:style-name="P5"><text:tab/><text:span text:style-name="T30"> <text:s text:c="37"/></text:span><text:span text:style-name="T29">Sol</text:span><text:span text:style-name="T31">7</text:span></text:p>
        <text:p text:style-name="P1"><text:tab/><text:span text:style-name="T81">a</text:span>l rey de los judíos</text:p>
        <text:p text:style-name="P5"><text:tab/><text:span text:style-name="T30"> <text:s text:c="41"/></text:span><text:span text:style-name="T29">Do</text:span><text:span text:style-name="T31"><text:tab/><text:tab/></text:span><text:span text:style-name="T29">Do</text:span><text:span text:style-name="T31">7</text:span></text:p>
        <text:p text:style-name="P1"><text:tab/>que <text:span text:style-name="T55">ha </text:span>naci<text:span text:style-name="T55">do</text:span> aquí.<text:bookmark-end text:name="__DdeLink__69_1385492257"/></text:p>
        <text:p text:style-name="P21"><text:span text:style-name="T2"><text:tab/> <text:s text:c="6"/></text:span><text:span text:style-name="T6">Fa</text:span><text:span text:style-name="T2"> <text:s text:c="57"/></text:span><text:span text:style-name="T6">Do</text:span></text:p>
        <text:p text:style-name="P21"><text:span text:style-name="T38">A.</text:span><text:bookmark-start text:name="__DdeLink__69_13854922571"/><text:span text:style-name="T44"><text:tab/></text:span><text:span text:style-name="T48">Y </text:span><text:span text:style-name="T64">VIENEN</text:span><text:span text:style-name="T58"> </text:span><text:span text:style-name="T64">A</text:span><text:span text:style-name="T58"> </text:span><text:span text:style-name="T64">ADORAR AL REY</text:span></text:p>
        <text:p text:style-name="P17"><text:span text:style-name="T50"><text:tab/></text:span><text:span text:style-name="T10"> <text:s text:c="47"/></text:span><text:span text:style-name="T17">Sol</text:span><text:span text:style-name="T18">7</text:span></text:p>
        <text:p text:style-name="P2"><text:tab/><text:span text:style-name="T57">AL REY DE LOS JUDÍOS</text:span></text:p>
        <text:p text:style-name="P17"><text:span text:style-name="T50"><text:tab/></text:span><text:span text:style-name="T10"> <text:s text:c="51"/></text:span><text:span text:style-name="T17">Do</text:span></text:p>
        <text:p text:style-name="P21"><text:span text:style-name="T44"><text:tab/></text:span><text:bookmark-end text:name="__DdeLink__69_13854922571"/><text:span text:style-name="T64">QUE HA N</text:span><text:span text:style-name="T65">A</text:span><text:span text:style-name="T64">CIDO AQUÍ.</text:span></text:p>
        <text:p text:style-name="P2"/>
        <text:p text:style-name="P31"><text:span text:style-name="T2"><text:tab/></text:span><text:span text:style-name="T6">Do</text:span></text:p>
        <text:p text:style-name="P31"><text:span text:style-name="T36">A.</text:span><text:bookmark-start text:name="__DdeLink__52_13854922572111"/><text:bookmark-start text:name="__DdeLink__73_13854922571111"/><text:span text:style-name="T44"><text:tab/></text:span><text:bookmark-end text:name="__DdeLink__52_13854922572111"/><text:span text:style-name="T60">L</text:span><text:span text:style-name="T64">OS</text:span><text:span text:style-name="T60"> </text:span><text:span text:style-name="T64">NIÑOS</text:span><text:span text:style-name="T60"> </text:span><text:span text:style-name="T64">DE</text:span><text:span text:style-name="T60"> </text:span><text:span text:style-name="T64">BELÉN </text:span><text:span text:style-name="T66">ESTÁN</text:span></text:p>
        <text:p text:style-name="P31"><text:span text:style-name="T6"><text:tab/> <text:s text:c="8"/></text:span><text:span text:style-name="T7">Sol</text:span><text:span text:style-name="T6">7 <text:s text:c="39"/></text:span><text:span text:style-name="T7">Do</text:span></text:p>
        <text:p text:style-name="P31"><text:span text:style-name="T66"><text:tab/>MIRANDO HACIA EL CIELO</text:span><text:span text:style-name="T60">,</text:span></text:p>
        <text:p text:style-name="P11"/>
        <text:p text:style-name="P31"><text:span text:style-name="T44"><text:tab/></text:span><text:span text:style-name="T66">PARA VER BRILLAR LA ESTRELLA</text:span></text:p>
        <text:p text:style-name="P32"><text:span text:style-name="T80"><text:tab/> <text:s text:c="14"/></text:span><text:span text:style-name="T27">Sol7 <text:s text:c="24"/>Do</text:span></text:p>
        <text:p text:style-name="P31"><text:span text:style-name="T66"><text:tab/>EN LA CASA DE JESÚS</text:span><text:span text:style-name="T60">.</text:span></text:p>
        <text:p text:style-name="P19"><text:span text:style-name="T8"><text:tab/> </text:span><text:span text:style-name="T12">Mi</text:span><text:span text:style-name="T10">m</text:span><text:span text:style-name="T8"> <text:s text:c="47"/></text:span><text:span text:style-name="T12">La</text:span><text:span text:style-name="T10">m</text:span></text:p>
        <text:p text:style-name="P33"><text:span text:style-name="T44"><text:tab/></text:span><text:span text:style-name="T66">NOS IREMOS TODOS JUNTOS CON</text:span></text:p>
        <text:p text:style-name="P20"><text:span text:style-name="T12"><text:tab/> <text:s text:c="8"/>Re7 <text:s text:c="27"/>Sol <text:s text:c="20"/></text:span><text:span text:style-name="T14">Sol7</text:span></text:p>
        <text:p text:style-name="P29"><text:tab/>CABALLOS Y CAMELLOS.</text:p>
        <text:p text:style-name="P31"><text:span text:style-name="T2"><text:tab/> <text:s text:c="22"/></text:span><text:span text:style-name="T7">Do</text:span></text:p>
        <text:p text:style-name="P3"><text:tab/><text:span text:style-name="T70">VAMOS TODOS, VAMOS TODOS</text:span><text:span text:style-name="T71">.</text:span><text:bookmark-end text:name="__DdeLink__73_13854922571111"/></text:p>
        <text:p text:style-name="P12"><text:tab/> <text:s text:c="17"/>Sol7 <text:s text:c="36"/>Do</text:p>
        <text:p text:style-name="P3"><text:span text:style-name="T32"><text:tab/>¡H</text:span><text:span text:style-name="T33">A NACIDO EL SALVADOR</text:span><text:span text:style-name="T32">!</text:span></text:p>
        <text:p text:style-name="P2"/>
        <text:p text:style-name="P2"/>
      </text:section>
      <text:p text:style-name="P22"/>
      <text:p text:style-name="P2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22:21:38.519194020</meta:creation-date>
    <dc:date>2021-12-15T11:27:28.034344561</dc:date>
    <meta:editing-duration>PT1H12M30S</meta:editing-duration>
    <meta:editing-cycles>14</meta:editing-cycles>
    <meta:generator>LibreOffice/7.1.7.2$Linux_X86_64 LibreOffice_project/10$Build-2</meta:generator>
    <meta:document-statistic meta:table-count="0" meta:image-count="0" meta:object-count="0" meta:page-count="2" meta:paragraph-count="100" meta:word-count="334" meta:character-count="3493" meta:non-whitespace-character-count="1296"/>
  </office:meta>
</office:document-meta>
</file>